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graphic" style:name="a411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5" style:parent-style-name="Graphics">
      <style:graphic-properties draw:fill="none" draw:stroke="non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 style:parent-style-name="Graphics">
      <style:graphic-properties draw:fill="none" draw:stroke="none"/>
    </style:style>
    <style:style style:family="graphic" style:name="a399" style:parent-style-name="Graphics">
      <style:graphic-properties draw:fill="none" draw:stroke="non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graphic" style:name="a403" style:parent-style-name="Graphics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Slajd-tytułowy" presentation:presentation-page-layout-name="Master1-PPL1" draw:id="Slide-256">
        <draw:frame draw:id="id63" presentation:style-name="a381" draw:name="Tytuł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Podtytuł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Obraz 4" svg:x="0in" svg:y="-0.07292in" svg:width="13.33333in" svg:height="7.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4" draw:master-page-name="Master1-Layout2-obj-Tytuł-i-zawartość" presentation:presentation-page-layout-name="Master1-PPL2" draw:id="Slide-257">
        <draw:frame draw:id="id66" presentation:style-name="a385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86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68" draw:style-name="a387" draw:name="Obraz 4" svg:x="0in" svg:y="0.03455in" svg:width="13.33333in" svg:height="7.7050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8" draw:master-page-name="Master1-Layout2-obj-Tytuł-i-zawartość" presentation:presentation-page-layout-name="Master1-PPL2" draw:id="Slide-258">
        <draw:frame draw:id="id69" presentation:style-name="a38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90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71" draw:style-name="a391" draw:name="Obraz 4" svg:x="0in" svg:y="0.02281in" svg:width="13.33333in" svg:height="7.498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92" draw:master-page-name="Master1-Layout2-obj-Tytuł-i-zawartość" presentation:presentation-page-layout-name="Master1-PPL2" draw:id="Slide-259">
        <draw:frame draw:id="id72" presentation:style-name="a393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394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395" draw:name="Obraz 4" svg:x="0in" svg:y="0.01955in" svg:width="13.33333in" svg:height="7.4608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96" draw:master-page-name="Master1-Layout2-obj-Tytuł-i-zawartość" presentation:presentation-page-layout-name="Master1-PPL2" draw:id="Slide-260">
        <draw:frame draw:id="id75" presentation:style-name="a397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398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399" draw:name="Obraz 4" svg:x="0in" svg:y="0.01744in" svg:width="13.33333in" svg:height="7.4651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400" draw:master-page-name="Master1-Layout2-obj-Tytuł-i-zawartość" presentation:presentation-page-layout-name="Master1-PPL2" draw:id="Slide-261">
        <draw:frame draw:id="id78" presentation:style-name="a401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402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403" draw:name="Obraz 4" svg:x="0in" svg:y="0.01898in" svg:width="13.33333in" svg:height="7.4620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404" draw:master-page-name="Master1-Layout2-obj-Tytuł-i-zawartość" presentation:presentation-page-layout-name="Master1-PPL2" draw:id="Slide-262">
        <draw:frame draw:id="id81" presentation:style-name="a405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406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83" draw:style-name="a407" draw:name="Obraz 4" svg:x="0in" svg:y="0.01263in" svg:width="13.33333in" svg:height="7.474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408" draw:master-page-name="Master1-Layout2-obj-Tytuł-i-zawartość" presentation:presentation-page-layout-name="Master1-PPL2" draw:id="Slide-263">
        <draw:frame draw:id="id84" presentation:style-name="a40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410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86" draw:style-name="a411" draw:name="Obraz 4" svg:x="0in" svg:y="0.01744in" svg:width="13.33333in" svg:height="7.4651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412" draw:master-page-name="Master1-Layout2-obj-Tytuł-i-zawartość" presentation:presentation-page-layout-name="Master1-PPL2" draw:id="Slide-264">
        <draw:frame draw:id="id87" presentation:style-name="a413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414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89" draw:style-name="a415" draw:name="Obraz 4" svg:x="0in" svg:y="0.02013in" svg:width="13.33333in" svg:height="7.4597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416" draw:master-page-name="Master1-Layout2-obj-Tytuł-i-zawartość" presentation:presentation-page-layout-name="Master1-PPL2" draw:id="Slide-265">
        <draw:frame draw:id="id90" presentation:style-name="a417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1" presentation:style-name="a418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92" draw:style-name="a419" draw:name="Obraz 4" svg:x="0in" svg:y="0.01532in" svg:width="13.33333in" svg:height="7.4693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1" draw:style-name="a420" draw:master-page-name="Master1-Layout2-obj-Tytuł-i-zawartość" presentation:presentation-page-layout-name="Master1-PPL2" draw:id="Slide-266">
        <draw:frame draw:id="id93" presentation:style-name="a421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422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95" draw:style-name="a423" draw:name="Obraz 4" svg:x="0.01282in" svg:y="0in" svg:width="13.30769in" svg:height="7.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424" draw:master-page-name="Master1-Layout2-obj-Tytuł-i-zawartość" presentation:presentation-page-layout-name="Master1-PPL2" draw:id="Slide-267">
        <draw:frame draw:id="id96" presentation:style-name="a425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426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98" draw:style-name="a427" draw:name="Obraz 4" svg:x="0in" svg:y="0.02437in" svg:width="13.33333in" svg:height="7.4512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3" draw:style-name="a428" draw:master-page-name="Master1-Layout2-obj-Tytuł-i-zawartość" presentation:presentation-page-layout-name="Master1-PPL2" draw:id="Slide-268">
        <draw:frame draw:id="id99" presentation:style-name="a429" draw:name="Tytuł 1" svg:x="0.91667in" svg:y="0.39931in" svg:width="11.5in" svg:height="1.44965in" presentation:class="title" presentation:placeholder="true">
          <draw:text-box/>
          <svg:title/>
          <svg:desc/>
        </draw:frame>
        <draw:frame draw:id="id100" presentation:style-name="a430" draw:name="Symbol zastępczy zawartości 2" svg:x="0.91667in" svg:y="1.99653in" svg:width="11.5in" svg:height="4.75868in" presentation:class="outline" presentation:placeholder="true">
          <draw:text-box/>
          <svg:title/>
          <svg:desc/>
        </draw:frame>
        <draw:frame draw:id="id101" draw:style-name="a431" draw:name="Obraz 4" svg:x="0in" svg:y="0.03399in" svg:width="13.33333in" svg:height="7.43201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4" draw:name="Symbol zastępczy tytuł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ij, aby edytować styl</text:span><text:span text:style-name="a2" text:class-names=""/></text:p>
        </draw:text-box>
        <svg:title/>
        <svg:desc/>
      </draw:frame>
      <draw:frame draw:id="id1" presentation:style-name="a21" draw:name="Symbol zastępczy tekst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ąty pozio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ymbol zastępczy daty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ymbol zastępczy stop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ymbol zastępczy numeru slajd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Slajd-tytułowy" style:page-layout-name="pageLayout1" draw:style-name="a34">
      <draw:frame draw:id="id5" presentation:style-name="a38" draw:name="Tytuł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ij, aby edytować styl</text:span><text:span text:style-name="a36" text:class-names=""/></text:p>
        </draw:text-box>
        <svg:title/>
        <svg:desc/>
      </draw:frame>
      <draw:frame draw:id="id6" presentation:style-name="a42" draw:name="Podtytuł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ij, aby edytować styl wzorca podtytułu</text:span><text:span text:style-name="a40" text:class-names=""/></text:p>
        </draw:text-box>
        <svg:title/>
        <svg:desc/>
      </draw:frame>
      <draw:frame draw:id="id7" presentation:style-name="a47" draw:name="Symbol zastępczy daty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ymbol zastępczy stopki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ymbol zastępczy numeru slajd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ytuł-i-zawartość" style:page-layout-name="pageLayout1" draw:style-name="a55">
      <draw:frame draw:id="id10" presentation:style-name="a59" draw:name="Tytuł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ij, aby edytować styl</text:span><text:span text:style-name="a57" text:class-names=""/></text:p>
        </draw:text-box>
        <svg:title/>
        <svg:desc/>
      </draw:frame>
      <draw:frame draw:id="id11" presentation:style-name="a76" draw:name="Symbol zastępczy zawartości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nij, aby edytować style wzorca tekstu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gi poziom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iąty pozio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ymbol zastępczy daty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ymbol zastępczy stopki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ymbol zastępczy numeru slajd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Nagłówek-sekcji" style:page-layout-name="pageLayout1" draw:style-name="a89">
      <draw:frame draw:id="id15" presentation:style-name="a93" draw:name="Tytuł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ij, aby edytować styl</text:span><text:span text:style-name="a91" text:class-names=""/></text:p>
        </draw:text-box>
        <svg:title/>
        <svg:desc/>
      </draw:frame>
      <draw:frame draw:id="id16" presentation:style-name="a97" draw:name="Symbol zastępczy tekst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nij, aby edytować style wzorca tekstu</text:span></text:p>
            </text:list-item>
          </text:list>
        </draw:text-box>
        <svg:title/>
        <svg:desc/>
      </draw:frame>
      <draw:frame draw:id="id17" presentation:style-name="a102" draw:name="Symbol zastępczy daty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ymbol zastępczy stopki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ymbol zastępczy numeru slajd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10">
      <draw:frame draw:id="id20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ij, aby edytować styl</text:span><text:span text:style-name="a112" text:class-names=""/></text:p>
        </draw:text-box>
        <svg:title/>
        <svg:desc/>
      </draw:frame>
      <draw:frame draw:id="id21" presentation:style-name="a131" draw:name="Symbol zastępczy zawartości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ąty pozio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ymbol zastępczy zawartości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nij, aby edytować style wzorca tekstu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gi poziom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iąty pozio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ymbol zastępczy daty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ymbol zastępczy stopki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ymbol zastępczy numeru slajd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ównanie" style:page-layout-name="pageLayout1" draw:style-name="a161">
      <draw:frame draw:id="id26" presentation:style-name="a165" draw:name="Tytuł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ij, aby edytować styl</text:span><text:span text:style-name="a163" text:class-names=""/></text:p>
        </draw:text-box>
        <svg:title/>
        <svg:desc/>
      </draw:frame>
      <draw:frame draw:id="id27" presentation:style-name="a169" draw:name="Symbol zastępczy tekst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86" draw:name="Symbol zastępczy zawartości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nij, aby edytować style wzorca tekstu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gi poziom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iąty pozio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ymbol zastępczy tekst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j, aby edytować style wzorca tekstu</text:span></text:p>
            </text:list-item>
          </text:list>
        </draw:text-box>
        <svg:title/>
        <svg:desc/>
      </draw:frame>
      <draw:frame draw:id="id30" presentation:style-name="a207" draw:name="Symbol zastępczy zawartości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j, aby edytować style wzorca tekstu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gi poziom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iąty pozio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ymbol zastępczy daty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ymbol zastępczy stopki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ymbol zastępczy numeru slajd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ylko-tytuł" style:page-layout-name="pageLayout1" draw:style-name="a220">
      <draw:frame draw:id="id34" presentation:style-name="a224" draw:name="Tytuł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ij, aby edytować styl</text:span><text:span text:style-name="a222" text:class-names=""/></text:p>
        </draw:text-box>
        <svg:title/>
        <svg:desc/>
      </draw:frame>
      <draw:frame draw:id="id35" presentation:style-name="a229" draw:name="Symbol zastępczy daty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ymbol zastępczy stopki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ymbol zastępczy numeru slajd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usty" style:page-layout-name="pageLayout1" draw:style-name="a237">
      <draw:frame draw:id="id38" presentation:style-name="a242" draw:name="Symbol zastępczy daty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ymbol zastępczy stopki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ymbol zastępczy numeru slajd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50">
      <draw:frame draw:id="id41" presentation:style-name="a254" draw:name="Tytuł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ij, aby edytować styl</text:span><text:span text:style-name="a252" text:class-names=""/></text:p>
        </draw:text-box>
        <svg:title/>
        <svg:desc/>
      </draw:frame>
      <draw:frame draw:id="id42" presentation:style-name="a271" draw:name="Symbol zastępczy zawartości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nij, aby edytować style wzorca tekstu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gi poziom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iąty pozio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ymbol zastępczy tekst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nij, aby edytować style wzorca tekstu</text:span></text:p>
            </text:list-item>
          </text:list>
        </draw:text-box>
        <svg:title/>
        <svg:desc/>
      </draw:frame>
      <draw:frame draw:id="id44" presentation:style-name="a280" draw:name="Symbol zastępczy daty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ymbol zastępczy stopki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ymbol zastępczy numeru slajd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az-z-podpisem" style:page-layout-name="pageLayout1" draw:style-name="a288">
      <draw:frame draw:id="id47" presentation:style-name="a292" draw:name="Tytuł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ij, aby edytować styl</text:span><text:span text:style-name="a290" text:class-names=""/></text:p>
        </draw:text-box>
        <svg:title/>
        <svg:desc/>
      </draw:frame>
      <draw:frame draw:id="id48" presentation:style-name="a295" draw:name="Symbol zastępczy obraz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ymbol zastępczy tekst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304" draw:name="Symbol zastępczy daty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ymbol zastępczy stopki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ymbol zastępczy numeru slajd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312">
      <draw:frame draw:id="id53" presentation:style-name="a316" draw:name="Tytuł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ij, aby edytować styl</text:span><text:span text:style-name="a314" text:class-names=""/></text:p>
        </draw:text-box>
        <svg:title/>
        <svg:desc/>
      </draw:frame>
      <draw:frame draw:id="id54" presentation:style-name="a333" draw:name="Symbol zastępczy tytułu pionowego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nij, aby edytować style wzorca tekstu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gi poziom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iąty pozio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ymbol zastępczy numeru slajd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46">
      <draw:frame draw:id="id58" presentation:style-name="a350" draw:name="Tytuł pionowy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ij, aby edytować styl</text:span><text:span text:style-name="a348" text:class-names=""/></text:p>
        </draw:text-box>
        <svg:title/>
        <svg:desc/>
      </draw:frame>
      <draw:frame draw:id="id59" presentation:style-name="a367" draw:name="Symbol zastępczy tytułu pionowego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nij, aby edytować style wzorca tekstu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gi poziom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iąty pozio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ymbol zastępczy daty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ymbol zastępczy stopki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ymbol zastępczy numeru slajd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>Zofia Szyposzyńska</meta:initial-creator>
    <dc:creator>Zofia Szyposzyńska</dc:creator>
    <meta:creation-date>2022-12-15T15:18:16Z</meta:creation-date>
    <dc:date>2022-12-15T15:24:57Z</dc:date>
    <meta:editing-cycles>1</meta:editing-cycles>
    <meta:editing-duration>PT400S</meta:editing-duration>
    <meta:document-statistic meta:paragraph-count="0" meta:word-count="0"/>
  </office:meta>
</office:document-meta>
</file>